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Minion_Pro_2.ttf" manifest:media-type="application/x-font-ttf"/>
  <manifest:file-entry manifest:full-path="Fonts/Font_Liberation_Serif_1.ttf" manifest:media-type="application/x-font-ttf"/>
  <manifest:file-entry manifest:full-path="Fonts/Font_Minion_Pro_3.ttf" manifest:media-type="application/x-font-ttf"/>
  <manifest:file-entry manifest:full-path="Fonts/Font_Liberation_Serif_2.ttf" manifest:media-type="application/x-font-ttf"/>
  <manifest:file-entry manifest:full-path="Fonts/Font_Minion_Pro_4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Minion_Pro_1.ttf" manifest:media-type="application/x-font-ttf"/>
  <manifest:file-entry manifest:full-path="Fonts/Font_URW_Classico_1.ttf" manifest:media-type="application/x-font-ttf"/>
  <manifest:file-entry manifest:full-path="Fonts/Font_URW_Classico_2.ttf" manifest:media-type="application/x-font-ttf"/>
  <manifest:file-entry manifest:full-path="Fonts/Font_URW_Classico_3.ttf" manifest:media-type="application/x-font-ttf"/>
  <manifest:file-entry manifest:full-path="Fonts/Font_URW_Classico_4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Minion Pro" svg:font-family="'Minion Pro'" style:font-adornments="Regular" style:font-family-generic="roman" style:font-pitch="variable">
      <svg:font-face-src>
        <svg:font-face-uri xlink:href="Fonts/Font_Minion_Pro_1.ttf" xlink:type="simple" loext:font-style="normal" loext:font-weight="normal">
          <svg:font-face-format svg:string="truetype"/>
        </svg:font-face-uri>
        <svg:font-face-uri xlink:href="Fonts/Font_Minion_Pro_2.ttf" xlink:type="simple" loext:font-style="normal" loext:font-weight="bold">
          <svg:font-face-format svg:string="truetype"/>
        </svg:font-face-uri>
        <svg:font-face-uri xlink:href="Fonts/Font_Minion_Pro_3.ttf" xlink:type="simple" loext:font-style="italic" loext:font-weight="normal">
          <svg:font-face-format svg:string="truetype"/>
        </svg:font-face-uri>
        <svg:font-face-uri xlink:href="Fonts/Font_Minion_Pro_4.ttf" xlink:type="simple" loext:font-style="italic" loext:font-weight="bold">
          <svg:font-face-format svg:string="truetype"/>
        </svg:font-face-uri>
      </svg:font-face-src>
    </style:font-face>
    <style:font-face style:name="Minion Pro1" svg:font-family="'Minion Pro'" style:font-family-generic="roman" style:font-pitch="variable">
      <svg:font-face-src>
        <svg:font-face-uri xlink:href="Fonts/Font_Minion_Pro_1.ttf" xlink:type="simple" loext:font-style="normal" loext:font-weight="normal">
          <svg:font-face-format svg:string="truetype"/>
        </svg:font-face-uri>
        <svg:font-face-uri xlink:href="Fonts/Font_Minion_Pro_2.ttf" xlink:type="simple" loext:font-style="normal" loext:font-weight="bold">
          <svg:font-face-format svg:string="truetype"/>
        </svg:font-face-uri>
        <svg:font-face-uri xlink:href="Fonts/Font_Minion_Pro_3.ttf" xlink:type="simple" loext:font-style="italic" loext:font-weight="normal">
          <svg:font-face-format svg:string="truetype"/>
        </svg:font-face-uri>
        <svg:font-face-uri xlink:href="Fonts/Font_Minion_Pro_4.ttf" xlink:type="simple" loext:font-style="italic" loext:font-weight="bold">
          <svg:font-face-format svg:string="truetype"/>
        </svg:font-face-uri>
      </svg:font-face-src>
    </style:font-face>
    <style:font-face style:name="Minion Pro2" svg:font-family="'Minion Pro'" style:font-adornments="Regular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 Classico" svg:font-family="'URW Classico'" style:font-family-generic="modern" style:font-pitch="variable">
      <svg:font-face-src>
        <svg:font-face-uri xlink:href="Fonts/Font_URW_Classico_1.ttf" xlink:type="simple" loext:font-style="normal" loext:font-weight="normal">
          <svg:font-face-format svg:string="truetype"/>
        </svg:font-face-uri>
        <svg:font-face-uri xlink:href="Fonts/Font_URW_Classico_2.ttf" xlink:type="simple" loext:font-style="normal" loext:font-weight="bold">
          <svg:font-face-format svg:string="truetype"/>
        </svg:font-face-uri>
        <svg:font-face-uri xlink:href="Fonts/Font_URW_Classico_3.ttf" xlink:type="simple" loext:font-style="italic" loext:font-weight="normal">
          <svg:font-face-format svg:string="truetype"/>
        </svg:font-face-uri>
        <svg:font-face-uri xlink:href="Fonts/Font_URW_Classico_4.ttf" xlink:type="simple" loext:font-style="italic" loext:font-weight="bold">
          <svg:font-face-format svg:string="truetype"/>
        </svg:font-face-uri>
      </svg:font-face-src>
    </style:font-face>
    <style:font-face style:name="URW Classico1" svg:font-family="'URW Classico'" style:font-adornments="Regular" style:font-family-generic="modern" style:font-pitch="variable">
      <svg:font-face-src>
        <svg:font-face-uri xlink:href="Fonts/Font_URW_Classico_1.ttf" xlink:type="simple" loext:font-style="normal" loext:font-weight="normal">
          <svg:font-face-format svg:string="truetype"/>
        </svg:font-face-uri>
        <svg:font-face-uri xlink:href="Fonts/Font_URW_Classico_2.ttf" xlink:type="simple" loext:font-style="normal" loext:font-weight="bold">
          <svg:font-face-format svg:string="truetype"/>
        </svg:font-face-uri>
        <svg:font-face-uri xlink:href="Fonts/Font_URW_Classico_3.ttf" xlink:type="simple" loext:font-style="italic" loext:font-weight="normal">
          <svg:font-face-format svg:string="truetype"/>
        </svg:font-face-uri>
        <svg:font-face-uri xlink:href="Fonts/Font_URW_Classic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cm" svg:stroke-color="#000000" draw:marker-start-width="0.23cm" draw:marker-end="Concave_20_short" draw:marker-end-width="0.23cm" draw:fill="none" draw:fill-color="#ffffff" draw:textarea-horizontal-align="left" draw:auto-grow-height="true" draw:auto-grow-width="true" fo:min-height="0.424cm" fo:min-width="1.153cm" fo:padding-top="0.135cm" fo:padding-bottom="0.135cm" fo:padding-left="0.26cm" fo:padding-right="0.26cm"/>
      <style:paragraph-properties style:writing-mode="lr-tb"/>
    </style:style>
    <style:style style:name="gr2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1.327cm"/>
      <style:paragraph-properties style:writing-mode="lr-tb"/>
    </style:style>
    <style:style style:name="gr3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.424cm" fo:min-width="0.489cm"/>
      <style:paragraph-properties style:writing-mode="lr-tb"/>
    </style:style>
    <style:style style:name="gr4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1.128cm"/>
      <style:paragraph-properties style:writing-mode="lr-tb"/>
    </style:style>
    <style:style style:name="gr5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847cm" fo:min-width="3.025cm"/>
      <style:paragraph-properties style:writing-mode="lr-tb"/>
    </style:style>
    <style:style style:name="gr6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.303cm" fo:min-width="3.77cm"/>
      <style:paragraph-properties style:writing-mode="lr-tb"/>
    </style:style>
    <style:style style:name="gr7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.424cm" fo:min-width="1.852cm"/>
      <style:paragraph-properties style:writing-mode="lr-tb"/>
    </style:style>
    <style:style style:name="gr8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847cm" fo:min-width="3.732cm"/>
      <style:paragraph-properties style:writing-mode="lr-tb"/>
    </style:style>
    <style:style style:name="gr9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2.076cm"/>
      <style:paragraph-properties style:writing-mode="lr-tb"/>
    </style:style>
    <style:style style:name="gr10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2.495cm"/>
      <style:paragraph-properties style:writing-mode="lr-tb"/>
    </style:style>
    <style:style style:name="gr11" style:family="graphic" style:parent-style-name="standard">
      <style:graphic-properties draw:stroke="solid" svg:stroke-color="#4477aa" draw:marker-end="Concave_20_short" draw:fill="none" draw:fill-color="#ffffff" draw:textarea-horizontal-align="left" draw:auto-grow-height="true" draw:auto-grow-width="false" fo:min-height="0.847cm" fo:min-width="1.691cm"/>
      <style:paragraph-properties style:writing-mode="lr-tb"/>
    </style:style>
    <style:style style:name="gr12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.424cm" fo:min-width="1.581cm"/>
      <style:paragraph-properties style:writing-mode="lr-tb"/>
    </style:style>
    <style:style style:name="gr13" style:family="graphic" style:parent-style-name="objectwithoutfill">
      <style:graphic-properties draw:stroke="solid" svg:stroke-width="0cm" draw:marker-start-width="0.2cm" draw:marker-end="Concave_20_short" draw:marker-end-width="0.3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draw:stroke="solid" draw:marker-end="Concave_20_short" draw:marker-end-width="0.3cm" draw:fill="none" draw:textarea-vertical-align="middle"/>
    </style:style>
    <style:style style:name="gr15" style:family="graphic" style:parent-style-name="objectwithoutfill">
      <style:graphic-properties draw:marker-end="Concave_20_short" draw:marker-end-width="0.3cm" draw:fill="none" draw:textarea-vertical-align="middle"/>
    </style:style>
    <style:style style:name="gr16" style:family="graphic" style:parent-style-name="objectwithoutfill">
      <style:graphic-properties svg:stroke-width="0.05cm" svg:stroke-color="#4477aa" draw:marker-start-width="0.275cm" draw:marker-end="Concave_20_short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Long_20_Dash" draw:marker-end="Concave_20_short" draw:marker-end-width="0.3cm" svg:stroke-linecap="butt" draw:fill="none" draw:textarea-vertical-align="middle"/>
    </style:style>
    <style:style style:name="gr18" style:family="graphic" style:parent-style-name="objectwithoutfill">
      <style:graphic-properties draw:marker-end="Arrowheads_20_22" draw:marker-end-width="0.3cm" draw:fill="none" draw:textarea-vertical-align="middle"/>
    </style:style>
    <style:style style:name="gr19" style:family="graphic" style:parent-style-name="standard">
      <style:graphic-properties draw:stroke="solid" draw:stroke-dash="Double_20_Dash" svg:stroke-width="0.05cm" svg:stroke-color="#3465a4" draw:marker-start-width="0.275cm" draw:marker-end="Concave_20_short" draw:marker-end-width="0.275cm" svg:stroke-linecap="butt" draw:textarea-horizontal-align="justify" draw:textarea-vertical-align="middle" draw:auto-grow-height="false" fo:min-height="14.232cm" fo:min-width="16.68cm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4477aa" draw:marker-end="Concave_20_short" draw:marker-end-width="0.3cm" draw:fill="none" draw:textarea-vertical-align="middle"/>
    </style:style>
    <style:style style:name="gr21" style:family="graphic" style:parent-style-name="standard">
      <style:graphic-properties draw:stroke="solid" svg:stroke-width="0.05cm" svg:stroke-color="#ee6677" draw:marker-start-width="0.275cm" draw:marker-end="Concave_20_short" draw:marker-end-width="0.275cm" draw:fill="none" draw:fill-color="#ffffff" draw:textarea-horizontal-align="left" draw:auto-grow-height="true" draw:auto-grow-width="false" fo:min-height="0.775cm" fo:min-width="1.6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solid" svg:stroke-width="0.05cm" svg:stroke-color="#ee6677" draw:marker-start-width="0.275cm" draw:marker-end="Concave_20_short" draw:marker-end-width="0.275cm" draw:fill="none" draw:fill-color="#ffffff" draw:textarea-horizontal-align="left" draw:auto-grow-height="true" draw:auto-grow-width="true" fo:min-height="0.775cm" fo:min-width="1.691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color="#3465a4" draw:marker-end="Concave_20_short" draw:fill="none" draw:fill-color="#ffffff" draw:textarea-horizontal-align="left" draw:auto-grow-height="true" draw:auto-grow-width="true" fo:min-height="0.636cm" fo:min-width="8.977cm"/>
      <style:paragraph-properties style:writing-mode="lr-tb"/>
    </style:style>
    <style:style style:name="gr24" style:family="graphic" style:parent-style-name="standard">
      <style:graphic-properties draw:stroke="none" svg:stroke-color="#4477aa" draw:marker-end="Concave_20_short" draw:fill="none" draw:fill-color="#4477aa" draw:textarea-horizontal-align="left" draw:auto-grow-height="true" draw:auto-grow-width="true" fo:min-height="0.636cm" fo:min-width="5.586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 fo:min-width="16.2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 fo:font-weight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4477aa" loext:opacity="100%" fo:font-size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4477aa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ee6677" loext:opacity="100%" fo:font-size="12pt"/>
    </style:style>
    <style:style style:name="P8" style:family="paragraph">
      <loext:graphic-properties draw:fill="none" draw:fill-color="#ffffff"/>
      <style:paragraph-properties style:writing-mode="lr-tb"/>
      <style:text-properties fo:color="#4477aa" loext:opacity="100%" fo:font-style="italic" style:font-style-asian="italic" style:font-style-complex="italic"/>
    </style:style>
    <style:style style:name="P9" style:family="paragraph">
      <loext:graphic-properties draw:fill="none" draw:fill-color="#4477aa"/>
      <style:paragraph-properties style:writing-mode="lr-tb"/>
      <style:text-properties fo:color="#4477aa" loext:opacity="100%"/>
    </style:style>
    <style:style style:name="P10" style:family="paragraph">
      <loext:graphic-properties draw:fill="solid" draw:fill-color="#4477aa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fo:font-weight="bold"/>
    </style:style>
    <style:style style:name="T2" style:family="text">
      <style:text-properties fo:font-size="12pt"/>
    </style:style>
    <style:style style:name="T3" style:family="text">
      <style:text-properties style:text-position="0% 100%" style:font-name="URW Classico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4477aa" loext:opacity="100%" fo:font-size="12pt"/>
    </style:style>
    <style:style style:name="T5" style:family="text">
      <style:text-properties fo:font-variant="normal" fo:text-transform="none" fo:color="#4477aa" loext:opacity="100%" style:text-outline="false" style:text-line-through-style="none" style:text-line-through-type="none" style:text-position="0% 100%" style:font-name="Minion Pro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4477aa" loext:opacity="100%" style:text-position="0% 100%" style:font-name="URW Classico" fo:font-size="12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ee6677" loext:opacity="100%" fo:font-size="12pt"/>
    </style:style>
    <style:style style:name="T8" style:family="text">
      <style:text-properties fo:color="#ee6677" loext:opacity="100%" fo:font-size="10pt" style:font-size-asian="10pt" style:font-size-complex="10pt"/>
    </style:style>
    <style:style style:name="T9" style:family="text">
      <style:text-properties fo:color="#4477aa" loext:opacity="100%" fo:font-style="italic" style:font-style-asian="italic" style:font-style-complex="italic"/>
    </style:style>
    <style:style style:name="T10" style:family="text">
      <style:text-properties fo:color="#4477aa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xml:id="id1" draw:id="id1" draw:layer="layout" svg:width="1.673cm" svg:height="0.694cm" svg:x="1.594cm" svg:y="4.699cm">
          <draw:text-box>
            <text:p text:style-name="P1"><text:span text:style-name="T1">datum</text:span></text:p>
          </draw:text-box>
        </draw:frame>
        <draw:frame draw:style-name="gr2" draw:text-style-name="P3" xml:id="id2" draw:id="id2" draw:layer="layout" svg:width="1.827cm" svg:height="0.674cm" svg:x="1.517cm" svg:y="5.985cm">
          <draw:text-box>
            <text:p text:style-name="P1"><text:span text:style-name="T2">features</text:span></text:p>
          </draw:text-box>
        </draw:frame>
        <draw:frame draw:style-name="gr3" draw:text-style-name="P3" xml:id="id3" draw:id="id3" draw:layer="layout" svg:width="2.073cm" svg:height="0.674cm" svg:x="1.936cm" svg:y="7.44cm">
          <draw:text-box>
            <text:p text:style-name="P1"><text:span text:style-name="T2">Classifier</text:span></text:p>
          </draw:text-box>
        </draw:frame>
        <draw:frame draw:style-name="gr4" draw:text-style-name="P3" xml:id="id4" draw:id="id4" draw:layer="layout" svg:width="1.628cm" svg:height="0.674cm" svg:x="1.616cm" svg:y="9.547cm">
          <draw:text-box>
            <text:p text:style-name="P1"><text:span text:style-name="T2">output</text:span></text:p>
          </draw:text-box>
        </draw:frame>
        <draw:frame draw:style-name="gr5" draw:text-style-name="P3" xml:id="id5" draw:id="id5" draw:layer="layout" svg:width="3.525cm" svg:height="1.097cm" svg:x="5.875cm" svg:y="9.336cm">
          <draw:text-box>
            <text:p text:style-name="P1"><text:span text:style-name="T2">usual</text:span></text:p>
            <text:p text:style-name="P1"><text:span text:style-name="T2">max/thresholding</text:span></text:p>
          </draw:text-box>
        </draw:frame>
        <draw:frame draw:style-name="gr6" draw:text-style-name="P3" xml:id="id6" draw:id="id6" draw:layer="layout" svg:width="4.27cm" svg:height="0.674cm" svg:x="1.124cm" svg:y="12.239cm">
          <draw:text-box>
            <text:p text:style-name="P1"><text:span text:style-name="T2">probability transducer</text:span></text:p>
          </draw:text-box>
        </draw:frame>
        <draw:frame draw:style-name="gr7" draw:text-style-name="P3" xml:id="id7" draw:id="id7" draw:layer="layout" svg:width="2.352cm" svg:height="0.674cm" svg:x="2.083cm" svg:y="14.571cm">
          <draw:text-box>
            <text:p text:style-name="P1"><text:span text:style-name="T2">probability</text:span></text:p>
          </draw:text-box>
        </draw:frame>
        <draw:frame draw:style-name="gr8" draw:text-style-name="P3" xml:id="id15" draw:id="id15" draw:layer="layout" svg:width="4.232cm" svg:height="1.101cm" svg:x="5.521cm" svg:y="14.36cm">
          <draw:text-box>
            <text:p text:style-name="P1"><text:span text:style-name="T2">max expected utility</text:span></text:p>
            <text:p text:style-name="P1"><text:span text:style-name="T2">using utility matrix </text:span><text:span text:style-name="T3">U</text:span></text:p>
          </draw:text-box>
        </draw:frame>
        <draw:frame draw:style-name="gr9" draw:text-style-name="P3" xml:id="id13" draw:id="id13" draw:layer="layout" svg:width="2.576cm" svg:height="0.674cm" svg:x="10.497cm" svg:y="9.547cm">
          <draw:text-box>
            <text:p text:style-name="P1"><text:span text:style-name="T2">chosen class</text:span></text:p>
          </draw:text-box>
        </draw:frame>
        <draw:frame draw:style-name="gr9" draw:text-style-name="P3" xml:id="id14" draw:id="id14" draw:layer="layout" svg:width="2.576cm" svg:height="0.674cm" svg:x="10.497cm" svg:y="14.571cm">
          <draw:text-box>
            <text:p text:style-name="P1"><text:span text:style-name="T2">chosen class</text:span></text:p>
          </draw:text-box>
        </draw:frame>
        <draw:frame draw:style-name="gr10" draw:text-style-name="P3" xml:id="id8" draw:id="id8" draw:layer="layout" svg:width="2.995cm" svg:height="0.674cm" svg:x="14.634cm" svg:y="9.547cm">
          <draw:text-box>
            <text:p text:style-name="P1"><text:span text:style-name="T2">TP/TN/FP/FN</text:span></text:p>
          </draw:text-box>
        </draw:frame>
        <draw:frame draw:style-name="gr10" draw:text-style-name="P3" xml:id="id10" draw:id="id10" draw:layer="layout" svg:width="2.995cm" svg:height="0.674cm" svg:x="14.634cm" svg:y="14.571cm">
          <draw:text-box>
            <text:p text:style-name="P1"><text:span text:style-name="T2">TP/TN/FP/FN</text:span></text:p>
          </draw:text-box>
        </draw:frame>
        <draw:frame draw:style-name="gr11" draw:text-style-name="P4" xml:id="id9" draw:id="id9" draw:layer="layout" svg:width="2.191cm" svg:height="1.097cm" svg:x="18.935cm" svg:y="9.336cm">
          <draw:text-box>
            <text:p text:style-name="P1"><text:span text:style-name="T4">confusion</text:span></text:p>
            <text:p text:style-name="P1"><text:span text:style-name="T4">matrix</text:span></text:p>
          </draw:text-box>
        </draw:frame>
        <draw:frame draw:style-name="gr11" draw:text-style-name="P4" xml:id="id11" draw:id="id11" draw:layer="layout" svg:width="2.191cm" svg:height="1.097cm" svg:x="18.935cm" svg:y="14.36cm">
          <draw:text-box>
            <text:p text:style-name="P1"><text:span text:style-name="T4">confusion</text:span></text:p>
            <text:p text:style-name="P1"><text:span text:style-name="T4">matrix</text:span></text:p>
          </draw:text-box>
        </draw:frame>
        <draw:frame draw:style-name="gr12" draw:text-style-name="P3" xml:id="id12" draw:id="id12" draw:layer="layout" svg:width="2.081cm" svg:height="0.674cm" svg:x="12.545cm" svg:y="4.699cm">
          <draw:text-box>
            <text:p text:style-name="P1"><text:span text:style-name="T2">true class</text:span></text:p>
          </draw:text-box>
        </draw:frame>
        <draw:connector draw:style-name="gr13" draw:text-style-name="P5" draw:layer="layout" svg:x1="2.43cm" svg:y1="5.393cm" svg:x2="2.43cm" svg:y2="5.985cm" draw:start-shape="id1" draw:start-glue-point="2" draw:end-shape="id2" draw:end-glue-point="0" svg:d="M2430 5393v592" svg:viewBox="0 0 1 593">
          <text:p/>
        </draw:connector>
        <draw:connector draw:style-name="gr14" draw:text-style-name="P5" draw:layer="layout" svg:x1="2.43cm" svg:y1="6.659cm" svg:x2="2.972cm" svg:y2="7.44cm" draw:start-shape="id2" draw:start-glue-point="2" draw:end-shape="id3" draw:end-glue-point="0" svg:d="M2430 6659v391h542v390" svg:viewBox="0 0 543 782">
          <text:p/>
        </draw:connector>
        <draw:connector draw:style-name="gr15" draw:text-style-name="P5" draw:layer="layout" svg:x1="3.244cm" svg:y1="9.884cm" svg:x2="5.875cm" svg:y2="9.884cm" draw:start-shape="id4" draw:start-glue-point="1" draw:end-shape="id5" draw:end-glue-point="3" svg:d="M3244 9884h2631" svg:viewBox="0 0 2632 1">
          <text:p/>
        </draw:connector>
        <draw:connector draw:style-name="gr15" draw:text-style-name="P5" draw:layer="layout" svg:x1="2.43cm" svg:y1="10.221cm" svg:x2="3.259cm" svg:y2="12.239cm" draw:start-shape="id4" draw:start-glue-point="2" draw:end-shape="id6" draw:end-glue-point="0" svg:d="M2430 10221v1009h829v1009" svg:viewBox="0 0 830 2019">
          <text:p/>
        </draw:connector>
        <draw:connector draw:style-name="gr15" draw:text-style-name="P5" draw:layer="layout" svg:x1="3.259cm" svg:y1="12.913cm" svg:x2="3.259cm" svg:y2="14.571cm" draw:start-shape="id6" draw:start-glue-point="2" draw:end-shape="id7" draw:end-glue-point="0" svg:d="M3259 12913v1658" svg:viewBox="0 0 1 1659">
          <text:p/>
        </draw:connector>
        <draw:connector draw:style-name="gr16" draw:text-style-name="P5" draw:layer="layout" svg:x1="17.629cm" svg:y1="9.884cm" svg:x2="18.935cm" svg:y2="9.884cm" draw:start-shape="id8" draw:start-glue-point="1" draw:end-shape="id9" draw:end-glue-point="3" svg:d="M17629 9884h1306" svg:viewBox="0 0 1307 1">
          <text:p/>
        </draw:connector>
        <draw:connector draw:style-name="gr16" draw:text-style-name="P5" draw:layer="layout" svg:x1="17.629cm" svg:y1="14.908cm" svg:x2="18.935cm" svg:y2="14.908cm" draw:start-shape="id10" draw:start-glue-point="1" draw:end-shape="id11" draw:end-glue-point="3" svg:d="M17629 14908h1306" svg:viewBox="0 0 1307 1">
          <text:p/>
        </draw:connector>
        <draw:connector draw:style-name="gr17" draw:text-style-name="P5" draw:layer="layout" svg:x1="3.267cm" svg:y1="5.046cm" svg:x2="12.545cm" svg:y2="5.036cm" draw:start-shape="id1" draw:start-glue-point="1" draw:end-shape="id12" draw:end-glue-point="3" svg:d="M3267 5046h4644v-10h4634" svg:viewBox="0 0 9279 11">
          <text:p/>
        </draw:connector>
        <draw:connector draw:style-name="gr18" draw:text-style-name="P5" draw:layer="layout" svg:x1="13.585cm" svg:y1="5.373cm" svg:x2="16.131cm" svg:y2="9.547cm" draw:start-shape="id12" draw:start-glue-point="2" draw:end-shape="id8" draw:end-glue-point="0" svg:d="M13585 5373v2087h2546v2087" svg:viewBox="0 0 2547 4175">
          <text:p/>
        </draw:connector>
        <draw:connector draw:style-name="gr18" draw:text-style-name="P5" draw:layer="layout" draw:line-skew="1.388cm" svg:x1="13.585cm" svg:y1="5.373cm" svg:x2="16.131cm" svg:y2="14.571cm" draw:start-shape="id12" draw:start-glue-point="2" draw:end-shape="id10" draw:end-glue-point="0" svg:d="M13585 5373v5987h2546v3211" svg:viewBox="0 0 2547 9199">
          <text:p/>
        </draw:connector>
        <draw:custom-shape draw:style-name="gr19" draw:text-style-name="P1" draw:layer="layout" svg:width="17.23cm" svg:height="14.532cm" svg:x="1.004cm" svg:y="3.687cm">
          <text:p/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3.073cm" svg:y1="9.884cm" svg:x2="14.634cm" svg:y2="9.884cm" draw:start-shape="id13" draw:start-glue-point="1" draw:end-shape="id8" draw:end-glue-point="3" svg:d="M13073 9884h1561" svg:viewBox="0 0 1562 1">
          <text:p/>
        </draw:connector>
        <draw:connector draw:style-name="gr18" draw:text-style-name="P5" draw:layer="layout" svg:x1="13.073cm" svg:y1="14.908cm" svg:x2="14.634cm" svg:y2="14.908cm" draw:start-shape="id14" draw:start-glue-point="1" draw:end-shape="id10" draw:end-glue-point="3" svg:d="M13073 14908h1561" svg:viewBox="0 0 1562 1">
          <text:p/>
        </draw:connector>
        <draw:frame draw:style-name="gr11" draw:text-style-name="P4" xml:id="id16" draw:id="id16" draw:layer="layout" svg:width="3.212cm" svg:height="1.101cm" svg:x="21.936cm" svg:y="9.336cm">
          <draw:text-box>
            <text:p text:style-name="P1"><text:span text:style-name="T4">combine <text:s/>with</text:span></text:p>
            <text:p text:style-name="P1"><text:span text:style-name="T5">utility matrix </text:span><text:span text:style-name="T6">U</text:span></text:p>
          </draw:text-box>
        </draw:frame>
        <draw:frame draw:style-name="gr11" draw:text-style-name="P4" xml:id="id17" draw:id="id17" draw:layer="layout" svg:width="3.212cm" svg:height="1.101cm" svg:x="21.936cm" svg:y="14.36cm">
          <draw:text-box>
            <text:p text:style-name="P1"><text:span text:style-name="T4">combine <text:s/>with</text:span></text:p>
            <text:p text:style-name="P1"><text:span text:style-name="T5">utility matrix </text:span><text:span text:style-name="T6">U</text:span></text:p>
          </draw:text-box>
        </draw:frame>
        <draw:connector draw:style-name="gr15" draw:text-style-name="P5" draw:layer="layout" svg:x1="9.4cm" svg:y1="9.884cm" svg:x2="10.497cm" svg:y2="9.884cm" draw:start-shape="id5" draw:start-glue-point="1" draw:end-shape="id13" draw:end-glue-point="3" svg:d="M9400 9884h1097" svg:viewBox="0 0 1098 1">
          <text:p/>
        </draw:connector>
        <draw:connector draw:style-name="gr15" draw:text-style-name="P5" draw:layer="layout" svg:x1="9.753cm" svg:y1="14.91cm" svg:x2="10.497cm" svg:y2="14.908cm" draw:start-shape="id15" draw:start-glue-point="1" draw:end-shape="id14" draw:end-glue-point="3" svg:d="M9753 14910h372v-2h372" svg:viewBox="0 0 745 3">
          <text:p/>
        </draw:connector>
        <draw:connector draw:style-name="gr15" draw:text-style-name="P5" draw:layer="layout" svg:x1="4.435cm" svg:y1="14.908cm" svg:x2="5.521cm" svg:y2="14.91cm" draw:start-shape="id7" draw:start-glue-point="1" draw:end-shape="id15" draw:end-glue-point="3" svg:d="M4435 14908h543v2h543" svg:viewBox="0 0 1087 3">
          <text:p/>
        </draw:connector>
        <draw:connector draw:style-name="gr20" draw:text-style-name="P6" draw:layer="layout" svg:x1="21.126cm" svg:y1="9.884cm" svg:x2="21.936cm" svg:y2="9.886cm" draw:start-shape="id9" draw:start-glue-point="1" draw:end-shape="id16" draw:end-glue-point="3" svg:d="M21126 9884h405v2h405" svg:viewBox="0 0 811 3">
          <text:p/>
        </draw:connector>
        <draw:connector draw:style-name="gr20" draw:text-style-name="P6" draw:layer="layout" svg:x1="21.126cm" svg:y1="14.908cm" svg:x2="21.936cm" svg:y2="14.91cm" draw:start-shape="id11" draw:start-glue-point="1" draw:end-shape="id17" draw:end-glue-point="3" svg:d="M21126 14908h405v2h405" svg:viewBox="0 0 811 3">
          <text:p/>
        </draw:connector>
        <draw:frame draw:style-name="gr21" draw:text-style-name="P7" xml:id="id18" draw:id="id18" draw:layer="layout" svg:width="2.086cm" svg:height="1.075cm" svg:x="26.684cm" svg:y="9.347cm">
          <draw:text-box>
            <text:p text:style-name="P1"><text:span text:style-name="T7">SCORE</text:span></text:p>
            <text:p text:style-name="P1"><text:span text:style-name="T8">(standard)</text:span></text:p>
          </draw:text-box>
        </draw:frame>
        <draw:frame draw:style-name="gr22" draw:text-style-name="P7" xml:id="id19" draw:id="id19" draw:layer="layout" svg:width="3.016cm" svg:height="1.075cm" svg:x="26.219cm" svg:y="14.371cm">
          <draw:text-box>
            <text:p text:style-name="P1"><text:span text:style-name="T7">SCORE</text:span></text:p>
            <text:p text:style-name="P1"><text:span text:style-name="T8">(with transducer)</text:span></text:p>
          </draw:text-box>
        </draw:frame>
        <draw:connector draw:style-name="gr20" draw:text-style-name="P6" draw:layer="layout" svg:x1="25.148cm" svg:y1="9.886cm" svg:x2="26.684cm" svg:y2="9.884cm" draw:start-shape="id16" draw:start-glue-point="1" draw:end-shape="id18" draw:end-glue-point="3" svg:d="M25148 9886h756v-2h780" svg:viewBox="0 0 1537 3">
          <text:p/>
        </draw:connector>
        <draw:connector draw:style-name="gr20" draw:text-style-name="P6" draw:layer="layout" svg:x1="25.148cm" svg:y1="14.91cm" svg:x2="26.219cm" svg:y2="14.908cm" draw:start-shape="id17" draw:start-glue-point="1" draw:end-shape="id19" draw:end-glue-point="3" svg:d="M25148 14910h524v-2h547" svg:viewBox="0 0 1072 3">
          <text:p/>
        </draw:connector>
        <draw:frame draw:style-name="gr23" draw:text-style-name="P8" draw:layer="layout" svg:width="9.477cm" svg:height="0.886cm" svg:x="1.09cm" svg:y="17.299cm">
          <draw:text-box>
            <text:p><text:span text:style-name="T9">Repeat through all data in test set</text:span></text:p>
          </draw:text-box>
        </draw:frame>
        <draw:frame draw:style-name="gr24" draw:text-style-name="P9" draw:layer="layout" svg:width="6.086cm" svg:height="0.886cm" svg:x="1.097cm" svg:y="2.208cm">
          <draw:text-box>
            <text:p><text:span text:style-name="T10">Fix utility matrix, e.g. </text:span></text:p>
          </draw:text-box>
        </draw:frame>
        <draw:frame draw:style-name="gr25" draw:text-style-name="P1" draw:layer="layout" svg:width="0.2cm" svg:height="0.47cm" svg:x="12.473cm" svg:y="12.4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28§latex§\[
\bm{M} = 
\begin{pmatrix}
\textrm{\small T0}=1 &amp; \textrm{\small F0}=-1 \\ \textrm{\small F1}=0 &amp; \textrm{\small T1}=1
\end{pmatrix}\]§svg§600§TRUE§</svg:desc>
          <draw:g>
            <svg:title>TexMaths</svg:title>
            <svg:desc>28§latex§\[
\textit{\textbf{\textsf{U}}} =
\begin{bmatrix*}[r] 1 &amp; -1 \\0 &amp; 1 \end{bmatrix*}
\]§svg§600§TRUE§</svg:desc>
            <draw:g>
              <draw:path draw:style-name="gr26" draw:text-style-name="P10" draw:layer="layout" svg:width="0.418cm" svg:height="0.415cm" svg:x="7.216cm" svg:y="2.409cm" svg:viewBox="0 0 419 416" svg:d="M390 109c5-27 11-46 12-54 5-21 9-29 17-55-15 0-25 2-32 2s-19-2-32-2c-2 36-6 46-19 121-27 129-41 179-62 204-22 29-58 45-105 45-50 0-75-21-75-62 0-25 5-59 29-167 13-66 20-92 39-141-24 0-43 2-55 2s-30-2-54-2c-2 34-14 104-29 175-22 94-24 103-24 130 0 31 15 60 39 78 29 24 67 33 120 33 75 0 127-21 158-67 26-32 36-64 61-184 4-18 8-37 12-56z">
                <text:p/>
              </draw:path>
              <draw:path draw:style-name="gr26" draw:text-style-name="P10" draw:layer="layout" svg:width="0.321cm" svg:height="0.161cm" svg:x="7.831cm" svg:y="2.576cm" svg:viewBox="0 0 322 162" svg:d="M0 36c107-1 215-1 322-2 0-11 0-23 0-34-107 0-215 0-322 0 0 12 0 24 0 36zM0 162c107 0 215 0 322 0 0-12 0-24 0-36-107 0-215 0-322 0 0 12 0 24 0 36z">
                <text:p/>
              </draw:path>
              <draw:path draw:style-name="gr26" draw:text-style-name="P10" draw:layer="layout" svg:width="0.144cm" svg:height="1.5cm" svg:x="8.472cm" svg:y="1.901cm" svg:viewBox="0 0 145 1501" svg:d="M145 1501c0-5 0-10 0-15-23 0-46 0-68 0-16 0-29-12-29-28 0-472 0-945 0-1417 0-15 13-26 29-26 22 0 45 0 68 0 0-5 0-10 0-15-48 0-97 0-145 0 0 500 0 1001 0 1501 48 0 97 0 145 0z">
                <text:p/>
              </draw:path>
              <draw:path draw:style-name="gr26" draw:text-style-name="P10" draw:layer="layout" svg:width="0.212cm" svg:height="0.416cm" svg:x="8.689cm" svg:y="2.015cm" svg:viewBox="0 0 213 417" svg:d="M213 417c0-6 0-12 0-18-10-1-20-1-31-2-32-2-39-9-39-39 0-118 0-236 0-355-3-1-6-2-8-3-40 20-82 37-135 58 1 8 2 17 3 25 2 0 4 0 6 0 27-11 52-23 80-35 3 0 5 5 5 20 0 97 0 193 0 290 0 30-7 37-39 39-12 1-23 1-35 2 0 6 0 12 0 18 33-1 67-1 99-1 31 0 63 0 94 1z">
                <text:p/>
              </draw:path>
              <draw:path draw:style-name="gr26" draw:text-style-name="P10" draw:layer="layout" svg:width="0.321cm" svg:height="0.033cm" svg:x="9.589cm" svg:y="2.252cm" svg:viewBox="0 0 322 34" svg:d="M322 34c0-11 0-23 0-34-107 0-215 0-322 0 0 11 0 23 0 34 107 0 215 0 322 0z">
                <text:p/>
              </draw:path>
              <draw:path draw:style-name="gr26" draw:text-style-name="P10" draw:layer="layout" svg:width="0.212cm" svg:height="0.416cm" svg:x="9.988cm" svg:y="2.015cm" svg:viewBox="0 0 213 417" svg:d="M213 417c0-6 0-12 0-18-10-1-20-1-31-2-32-2-39-9-39-39 0-118 0-236 0-355-3-1-6-2-8-3-40 20-82 37-135 58 1 8 2 17 3 25 2 0 4 0 6 0 27-11 52-23 80-35 3 0 5 5 5 20 0 97 0 193 0 290 0 30-7 37-39 39-12 1-23 1-35 2 0 6 0 12 0 18 33-1 67-1 99-1 31 0 63 0 94 1z">
                <text:p/>
              </draw:path>
              <draw:path draw:style-name="gr26" draw:text-style-name="P10" draw:layer="layout" svg:width="0.26cm" svg:height="0.423cm" svg:x="8.67cm" svg:y="2.796cm" svg:viewBox="0 0 261 424" svg:d="M261 193c0-132-39-193-121-193-94 0-140 73-140 218 0 70 11 131 32 160 22 29 55 46 92 46 91 0 137-78 137-231zM210 223c0 128-23 179-77 179-58 0-84-60-84-206 0-126 23-176 81-176 57 0 80 60 80 203z">
                <text:p/>
              </draw:path>
              <draw:path draw:style-name="gr26" draw:text-style-name="P10" draw:layer="layout" svg:width="0.212cm" svg:height="0.416cm" svg:x="9.988cm" svg:y="2.792cm" svg:viewBox="0 0 213 417" svg:d="M213 417c0-6 0-12 0-18-10-1-20-1-31-2-32-2-39-9-39-39 0-118 0-236 0-355-3-1-6-2-8-3-40 20-82 39-135 58 1 8 2 17 3 25 2 0 4 0 6 0 27-11 52-23 80-35 3 0 5 5 5 20 0 97 0 193 0 290 0 30-7 37-39 39-12 1-23 1-35 2 0 6 0 12 0 18 33-1 67-1 99-1 31 0 63 0 94 1z">
                <text:p/>
              </draw:path>
              <draw:path draw:style-name="gr26" draw:text-style-name="P10" draw:layer="layout" svg:width="0.144cm" svg:height="1.5cm" svg:x="10.284cm" svg:y="1.901cm" svg:viewBox="0 0 145 1501" svg:d="M145 1501c0-500 0-1001 0-1501-48 0-97 0-145 0 0 5 0 10 0 15 23 0 45 0 68 0 16 0 29 11 29 26 0 472 0 945 0 1417 0 16-13 28-29 28-23 0-45 0-68 0 0 5 0 10 0 15 48 0 97 0 145 0z">
                <text:p/>
              </draw:path>
            </draw:g>
          </draw:g>
        </draw:g>
        <draw:connector draw:style-name="gr15" draw:text-style-name="P5" draw:layer="layout" svg:x1="2.972cm" svg:y1="8.114cm" svg:x2="2.43cm" svg:y2="9.547cm" draw:start-shape="id3" draw:start-glue-point="2" draw:end-shape="id4" svg:d="M2972 8114v717h-542v716" svg:viewBox="0 0 543 1434">
          <text:p/>
        </draw:connector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nion Pro" svg:font-family="'Minion Pro'" style:font-adornments="Regular" style:font-family-generic="roman" style:font-pitch="variable"/>
    <style:font-face style:name="Minion Pro1" svg:font-family="'Minion Pro'" style:font-family-generic="roman" style:font-pitch="variable"/>
    <style:font-face style:name="Minion Pro2" svg:font-family="'Minion Pro'" style:font-adornments="Regular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nion Pro" fo:font-family="'Minion Pro'" style:font-style-name="Regular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draw:marker-end="Concave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Minion Pro" fo:font-family="'Minion Pro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Minion Pro" fo:font-family="'Minion Pro'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Minion Pro" fo:font-family="'Minion Pro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Minion Pro" fo:font-family="'Minion Pro'" style:font-style-name="Regular" style:font-family-generic="roman" style:font-pitch="variable" fo:font-size="4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1.89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44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742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12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true" draw:auto-grow-width="true" fo:min-height="0.424cm" fo:min-width="3.87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39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945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24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627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4" draw:layer="backgroundobjects" svg:width="3.875cm" svg:height="0.424cm" svg:x="25.754cm" svg:y="20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6T09:52:41.669000000</meta:creation-date>
    <meta:generator>LibreOffice/7.3.0.3$Windows_X86_64 LibreOffice_project/0f246aa12d0eee4a0f7adcefbf7c878fc2238db3</meta:generator>
    <meta:editing-duration>PT23M20S</meta:editing-duration>
    <meta:editing-cycles>9</meta:editing-cycles>
    <dc:title>pglpm-presentation_template220119</dc:title>
    <meta:initial-creator>PierGianLuca Porta Mana</meta:initial-creator>
    <dc:date>2022-05-25T00:27:01.335000000</dc:date>
    <dc:creator>PierGianLuca Porta Mana</dc:creator>
    <meta:document-statistic meta:object-count="76"/>
    <meta:user-defined meta:name="Author">P.G.L.  Porta Mana</meta:user-defined>
  </office:meta>
</office:document-meta>
</file>

<file path=Object 1/content.xml><?xml version="1.0" encoding="utf-8"?>
<math xmlns="http://www.w3.org/1998/Math/MathML" display="block"/>
</file>